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jpeg" manifest:full-path="Pictures/100000000000008900000093563B438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3.914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outline1">
      <style:graphic-properties fo:min-height="12.18cm"/>
    </style:style>
    <style:style style:name="pr8" style:family="presentation" style:parent-style-name="lyt-aqua-outline1">
      <style:graphic-properties fo:min-height="14.116cm"/>
    </style:style>
    <style:style style:name="pr9" style:family="presentation" style:parent-style-name="lyt-aqua-outline1">
      <style:graphic-properties fo:min-height="14.926cm"/>
    </style:style>
    <style:style style:name="pr10" style:family="presentation" style:parent-style-name="lyt-aqua-outline1">
      <style:graphic-properties fo:min-height="23.623cm"/>
    </style:style>
    <style:style style:name="pr11" style:family="presentation" style:parent-style-name="lyt-aqua-outline1">
      <style:graphic-properties fo:min-height="24.053cm"/>
    </style:style>
    <style:style style:name="pr12" style:family="presentation" style:parent-style-name="lyt-aqua-outline1">
      <style:graphic-properties fo:min-height="14.792cm"/>
    </style:style>
    <style:style style:name="pr13" style:family="presentation" style:parent-style-name="lyt-aqua-outline1">
      <style:graphic-properties fo:min-height="15.063cm"/>
    </style:style>
    <style:style style:name="pr14" style:family="presentation" style:parent-style-name="lyt-aqua-outline1">
      <style:graphic-properties fo:min-height="14.016cm"/>
    </style:style>
    <style:style style:name="pr15" style:family="presentation" style:parent-style-name="lyt-aqua-outline1">
      <style:graphic-properties fo:min-height="15.15cm"/>
    </style:style>
    <style:style style:name="pr16" style:family="presentation" style:parent-style-name="lyt-aqua-outline1">
      <style:graphic-properties fo:min-height="15.751cm"/>
    </style:style>
    <style:style style:name="pr17" style:family="presentation" style:parent-style-name="lyt-aqua-outline1">
      <style:graphic-properties fo:min-height="15.802cm"/>
    </style:style>
    <style:style style:name="pr18" style:family="presentation" style:parent-style-name="lyt-aqua-outline1">
      <style:graphic-properties fo:min-height="15.125cm"/>
    </style:style>
    <style:style style:name="pr19" style:family="presentation" style:parent-style-name="lyt-aqua-outline1">
      <style:graphic-properties fo:min-height="14.762cm"/>
    </style:style>
    <style:style style:name="pr20" style:family="presentation" style:parent-style-name="lyt-aqua-outline1">
      <style:graphic-properties fo:min-height="15.519cm"/>
    </style:style>
    <style:style style:name="pr21" style:family="presentation" style:parent-style-name="lyt-aqua-outline1">
      <style:graphic-properties fo:min-height="18.999cm"/>
    </style:style>
    <style:style style:name="pr22" style:family="presentation" style:parent-style-name="lyt-aqua-outline1">
      <style:graphic-properties fo:min-height="13.239cm"/>
    </style:style>
    <style:style style:name="pr23" style:family="presentation" style:parent-style-name="lyt-aqua-outline1">
      <style:graphic-properties fo:min-height="14.81cm"/>
    </style:style>
    <style:style style:name="pr24" style:family="presentation" style:parent-style-name="lyt-aqua-outline1">
      <style:graphic-properties fo:min-height="15.229cm"/>
    </style:style>
    <style:style style:name="pr25" style:family="presentation" style:parent-style-name="lyt-aqua-outline1">
      <style:graphic-properties fo:min-height="15.749cm"/>
    </style:style>
    <style:style style:name="pr26" style:family="presentation" style:parent-style-name="lyt-aqua-outline1">
      <style:graphic-properties fo:min-height="14.723cm"/>
    </style:style>
    <style:style style:name="pr27" style:family="presentation" style:parent-style-name="lyt-aqua-outline1">
      <style:graphic-properties fo:min-height="16.667cm"/>
    </style:style>
    <style:style style:name="pr28" style:family="presentation" style:parent-style-name="lyt-aqua-outline1">
      <style:graphic-properties fo:min-height="15.405cm"/>
    </style:style>
    <style:style style:name="pr29" style:family="presentation" style:parent-style-name="lyt-aqua-outline1">
      <style:graphic-properties fo:min-height="16.267cm"/>
    </style:style>
    <style:style style:name="pr30" style:family="presentation" style:parent-style-name="lyt-aqua-outline1">
      <style:graphic-properties fo:min-height="15.878cm"/>
    </style:style>
    <style:style style:name="pr31" style:family="presentation" style:parent-style-name="lyt-aqua-outline1">
      <style:graphic-properties fo:min-height="15.45cm"/>
    </style:style>
    <style:style style:name="pr32" style:family="presentation" style:parent-style-name="lyt-aqua-outline1">
      <style:graphic-properties fo:min-height="14.171cm"/>
    </style:style>
    <style:style style:name="pr33" style:family="presentation" style:parent-style-name="lyt-aqua-outline1">
      <style:graphic-properties draw:fill="bitmap" draw:fill-image-name="Bitmape_20_1" fo:min-height="4.799cm"/>
    </style:style>
    <style:style style:name="pr34" style:family="presentation" style:parent-style-name="lyt-aqua-outline1">
      <style:graphic-properties fo:min-height="14.285cm"/>
    </style:style>
    <style:style style:name="pr35" style:family="presentation" style:parent-style-name="lyt-aqua-outline1">
      <style:graphic-properties fo:min-height="13.359cm"/>
    </style:style>
    <style:style style:name="P1" style:family="paragraph">
      <style:text-properties fo:language="en" fo:country="US" fo:font-weight="bold" style:font-weight-asian="bold" style:font-weight-complex="bold"/>
    </style:style>
    <style:style style:name="P2" style:family="paragraph">
      <style:text-properties fo:font-size="32pt"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text-properties fo:font-size="28.1000003814697pt" fo:language="en" fo:country="US"/>
    </style:style>
    <style:style style:name="P7" style:family="paragraph">
      <style:paragraph-properties fo:margin-left="0cm" fo:margin-right="0cm" fo:margin-top="0cm" fo:margin-bottom="0cm" fo:text-indent="-0.3cm"/>
    </style:style>
    <style:style style:name="P8" style:family="paragraph">
      <style:paragraph-properties fo:margin-left="2.1cm" fo:margin-right="0cm" fo:margin-top="0cm" fo:margin-bottom="0.4cm" fo:text-indent="0cm"/>
    </style:style>
    <style:style style:name="P9" style:family="paragraph">
      <style:paragraph-properties fo:margin-left="2.1cm" fo:margin-right="0cm" fo:margin-top="0cm" fo:margin-bottom="0cm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text-indent="-0.2cm"/>
    </style:style>
    <style:style style:name="P12" style:family="paragraph">
      <style:paragraph-properties fo:margin-left="0cm" fo:margin-right="0cm" fo:margin-top="0cm" fo:margin-bottom="0.4cm" fo:text-indent="-0.2cm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left="2.1cm" fo:margin-right="0cm" fo:text-indent="0cm"/>
    </style:style>
    <style:style style:name="P15" style:family="paragraph">
      <style:paragraph-properties fo:margin-top="0cm" fo:margin-bottom="0.3cm"/>
      <style:text-properties fo:language="en" fo:country="US"/>
    </style:style>
    <style:style style:name="P16" style:family="paragraph">
      <style:paragraph-properties fo:margin-left="2.1cm" fo:margin-right="0cm" fo:margin-top="0cm" fo:margin-bottom="0.3cm" fo:text-indent="0cm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left="0cm" fo:margin-right="0cm" fo:text-indent="-0.1cm"/>
    </style:style>
    <style:style style:name="P19" style:family="paragraph">
      <style:text-properties fo:font-size="28.1000003814697pt"/>
    </style:style>
    <style:style style:name="P20" style:family="paragraph">
      <style:paragraph-properties fo:margin-left="0cm" fo:margin-right="0cm" fo:text-indent="-0.2cm"/>
    </style:style>
    <style:style style:name="P21" style:family="paragraph">
      <style:paragraph-properties fo:margin-top="0cm" fo:margin-bottom="0.254cm"/>
    </style:style>
    <style:style style:name="P22" style:family="paragraph">
      <style:paragraph-properties fo:margin-left="2.1cm" fo:margin-right="0cm" fo:margin-top="0cm" fo:margin-bottom="0.254cm" fo:text-indent="0cm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margin-left="1.3cm" fo:margin-right="0cm" fo:margin-top="0cm" fo:margin-bottom="0cm" fo:text-indent="0cm"/>
    </style:style>
    <style:style style:name="P25" style:family="paragraph">
      <style:paragraph-properties fo:margin-left="0cm" fo:margin-right="0cm" fo:text-indent="-0.025cm"/>
    </style:style>
    <style:style style:name="P26" style:family="paragraph">
      <style:paragraph-properties fo:margin-top="0.381cm" fo:margin-bottom="0.254cm"/>
    </style:style>
    <style:style style:name="P27" style:family="paragraph">
      <style:paragraph-properties fo:margin-left="1.5cm" fo:margin-right="0cm" fo:margin-top="0cm" fo:margin-bottom="0cm" fo:text-indent="0cm"/>
    </style:style>
    <style:style style:name="P28" style:family="paragraph">
      <style:paragraph-properties fo:margin-top="0.3cm" fo:margin-bottom="0.5cm"/>
    </style:style>
    <style:style style:name="P29" style:family="paragraph">
      <style:paragraph-properties fo:margin-top="0.5cm" fo:margin-bottom="0.3cm"/>
    </style:style>
    <style:style style:name="P30" style:family="paragraph">
      <style:paragraph-properties fo:margin-left="0.7cm" fo:margin-right="0cm" fo:text-indent="-0.8cm"/>
    </style:style>
    <style:style style:name="P31" style:family="paragraph">
      <style:paragraph-properties fo:margin-left="0.889cm" fo:margin-right="0cm" fo:margin-top="0cm" fo:margin-bottom="0cm" fo:text-indent="0cm"/>
    </style:style>
    <style:style style:name="P32" style:family="paragraph">
      <style:paragraph-properties fo:margin-top="0cm" fo:margin-bottom="0.1cm"/>
    </style:style>
    <style:style style:name="P33" style:family="paragraph">
      <style:paragraph-properties fo:margin-left="0.9cm" fo:margin-right="0cm" fo:margin-top="0cm" fo:margin-bottom="0cm" fo:text-indent="0cm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font-size="32pt" fo:language="en" fo:country="US" fo:font-weight="bold" style:font-weight-asian="bold" style:font-weight-complex="bold"/>
    </style:style>
    <style:style style:name="T3" style:family="text">
      <style:text-properties fo:font-size="32pt" fo:language="en" fo:country="US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color="#000000" fo:font-family="Consolas" style:font-family-generic="modern" style:font-pitch="fixed" fo:font-size="22pt" fo:language="en" fo:country="US" style:font-size-asian="18pt" style:font-size-complex="18pt"/>
    </style:style>
    <style:style style:name="T13" style:family="text">
      <style:text-properties fo:color="#000000" fo:font-family="Consolas" style:font-family-generic="modern" style:font-pitch="fixed" fo:font-size="18pt" fo:language="en" fo:country="US" style:font-size-asian="18pt" style:font-size-complex="18pt"/>
    </style:style>
    <style:style style:name="T14" style:family="text">
      <style:text-properties fo:color="#000000" fo:font-family="Consolas" style:font-family-generic="modern" style:font-pitch="fixed" fo:language="en" fo:country="US"/>
    </style:style>
    <style:style style:name="T15" style:family="text">
      <style:text-properties fo:color="#000000" fo:font-family="Consolas" style:font-family-generic="modern" style:font-pitch="fixed" fo:font-size="22pt" fo:language="en" fo:country="US" style:font-size-asian="22pt" style:font-size-complex="22pt"/>
    </style:style>
    <style:style style:name="T16" style:family="text">
      <style:text-properties fo:color="#000000" style:text-outline="false" style:text-line-through-style="none" fo:font-family="Consolas" style:font-family-generic="modern" style:font-pitch="fixed" fo:font-size="18pt" fo:language="en" fo:country="US" fo:font-style="normal" fo:text-shadow="none" style:text-underline-style="none" fo:font-weight="normal" style:font-family-asian="SFTT1000" style:font-size-asian="18pt" style:font-style-asian="normal" style:font-weight-asian="normal" style:font-family-complex="SFTT1000" style:font-size-complex="18pt" style:font-style-complex="normal" style:font-weight-complex="normal" style:text-emphasize="none" style:font-relief="none"/>
    </style:style>
    <style:style style:name="T17" style:family="text">
      <style:text-properties fo:color="#000000" fo:font-family="Consolas" style:font-family-generic="modern" style:font-pitch="fixed" fo:font-size="20pt" fo:language="en" fo:country="US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language="fr" fo:country="FR"/>
    </style:style>
    <style:style style:name="T20" style:family="text">
      <style:text-properties fo:color="#000000" fo:language="fr" fo:country="FR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color="#000000" fo:font-family="Consolas" style:font-style-name="Italic" style:font-family-generic="modern" style:font-pitch="fixed"/>
    </style:style>
    <style:style style:name="T23" style:family="text">
      <style:text-properties fo:color="#000000" style:text-outline="false" style:text-line-through-style="none" fo:font-family="Consolas" style:font-family-generic="modern" style:font-pitch="fixed" fo:font-size="22pt" fo:language="en" fo:country="US" fo:font-style="normal" fo:text-shadow="none" style:text-underline-style="none" fo:font-weight="normal" style:font-family-asian="SFTT1000" style:font-size-asian="22pt" style:font-style-asian="normal" style:font-weight-asian="normal" style:font-family-complex="SFTT1000" style:font-size-complex="22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fo:font-family="Consolas" style:font-family-generic="modern" style:font-pitch="fixed" fo:font-size="20pt" fo:language="en" fo:country="US" fo:font-style="normal" fo:text-shadow="none" style:text-underline-style="none" fo:font-weight="normal" style:font-family-asian="SFTT1000" style:font-size-asian="20pt" style:font-style-asian="normal" style:font-weight-asian="normal" style:font-family-complex="SFTT1000" style:font-size-complex="20pt" style:font-style-complex="normal" style:font-weight-complex="normal" style:text-emphasize="none" style:font-relief="none"/>
    </style:style>
    <style:style style:name="T25" style:family="text">
      <style:text-properties fo:color="#000000" fo:font-family="Consolas" style:font-family-generic="modern" style:font-pitch="fixed"/>
    </style:style>
    <style:style style:name="T26" style:family="text">
      <style:text-properties fo:color="#000000" style:text-outline="false" style:text-line-through-style="none" fo:font-family="Consolas" style:font-family-generic="modern" style:font-pitch="fixed" fo:font-size="16pt" fo:language="en" fo:country="US" fo:font-style="normal" fo:text-shadow="none" style:text-underline-style="none" fo:font-weight="normal" style:font-family-asian="SFTT1000" style:font-size-asian="16pt" style:font-style-asian="normal" style:font-weight-asian="normal" style:font-family-complex="SFTT1000" style:font-size-complex="16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fo:font-family="Consolas" style:font-family-generic="modern" style:font-pitch="fixed" fo:font-size="14pt" fo:language="en" fo:country="US" fo:font-style="normal" fo:text-shadow="none" style:text-underline-style="none" fo:font-weight="normal" style:font-family-asian="SFTT1000" style:font-size-asian="14pt" style:font-style-asian="normal" style:font-weight-asian="normal" style:font-family-complex="SFTT1000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1">in Perl 6</text:span></text:p>
          </draw:text-box>
        </draw:frame>
        <draw:frame presentation:style-name="pr2" draw:text-style-name="P2" draw:layer="layout" svg:width="24.599cm" svg:height="11.5cm" svg:x="2cm" svg:y="5.5cm" presentation:class="subtitle">
          <draw:text-box>
            <text:p><text:span text:style-name="T2">The Perl Conference in Amsterdam, </text:span></text:p>
            <text:p><text:span text:style-name="T2">9-11 August 2017</text:span></text:p>
            <text:p><text:span text:style-name="T3"/></text:p>
            <text:p><text:span text:style-name="T3"/></text:p>
            <text:p><text:span text:style-name="T4">Laurent Rosen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Let’s Stop Writing C in Perl <text:s/></text:span></text:p>
          </draw:text-box>
        </draw:frame>
        <draw:frame presentation:style-name="pr5" draw:text-style-name="P3" draw:layer="layout" svg:width="24.599cm" svg:height="13.914cm" svg:x="2cm" svg:y="4.7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>An old saying is that Fortran programmers can write Fortran programs in any language</text:span></text:p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5">Let’s Stop Writing C in Perl (2)</text:span></text:p>
          </draw:text-box>
        </draw:frame>
        <draw:frame presentation:style-name="pr7" draw:layer="layout" svg:width="24.599cm" svg:height="12.18cm" svg:x="2cm" svg:y="5.5cm" presentation:class="outline">
          <draw:text-box>
            <text:list text:style-name="L2">
              <text:list-item>
                <text:p><text:span text:style-name="T6">In his excellent book, </text:span><text:span text:style-name="T8">Higher Order Perl </text:span><text:span text:style-name="T9">(</text:span><text:span text:style-name="T8">HOP</text:span><text:span text:style-name="T9">)</text:span><text:span text:style-name="T6">, Mark Jason Dominus writes that Perl programmers <text:s/>have been writing C programs in Perl</text:span></text:p>
              </text:list-item>
            </text:list>
            <text:list text:style-name="L3">
              <text:list-item>
                <text:list>
                  <text:list-item>
                    <text:p><text:span text:style-name="T7">This a a pity, because Perl is far more expressive than C and we can do things that a C programmer would not even dream about</text:span></text:p>
                  </text:list-item>
                  <text:list-item>
                    <text:p><text:span text:style-name="T7">Perl uses a lot of concepts borrowed from functional programming (esp. Lisp) making it possible to write shorter and more expressive programs</text:span></text:p>
                  </text:list-item>
                  <text:list-item>
                    <text:p><text:span text:style-name="T7">In fact, Perl is semantically closer to Lisp than to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Applying HOP to Perl 6</text:span></text:p>
          </draw:text-box>
        </draw:frame>
        <draw:frame presentation:style-name="pr8" draw:text-style-name="P3" draw:layer="layout" svg:width="24.599cm" svg:height="14.116cm" svg:x="2cm" svg:y="4.9cm" presentation:class="outline" presentation:user-transformed="true">
          <draw:text-box>
            <text:p><text:span text:style-name="T5"/></text:p>
            <text:p><text:span text:style-name="T5"/></text:p>
            <text:list text:style-name="L2">
              <text:list-item>
                <text:p><text:span text:style-name="T5">Mark Jason Dominus's </text:span><text:span text:style-name="T10">HOP</text:span><text:span text:style-name="T5"> is about Perl 5</text:span></text:p>
              </text:list-item>
              <text:list-item>
                <text:p><text:span text:style-name="T5">It has truly inspired me and has changed my way of programming (not only in Perl)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5">Applying HOP to Perl 6 (2)</text:span></text:p>
          </draw:text-box>
        </draw:frame>
        <draw:frame presentation:style-name="pr7" draw:layer="layout" svg:width="24.599cm" svg:height="12.18cm" svg:x="2cm" svg:y="5.5cm" presentation:class="outline">
          <draw:text-box>
            <text:list text:style-name="L2">
              <text:list-item>
                <text:p><text:span text:style-name="T5">Today, I want to do something similar to </text:span><text:span text:style-name="T10">HOP</text:span><text:span text:style-name="T5"> with Perl 6</text:span></text:p>
              </text:list-item>
            </text:list>
            <text:list text:style-name="L3">
              <text:list-item>
                <text:list>
                  <text:list-item>
                    <text:p><text:span text:style-name="T5">In 45 minutes, this will have to be much lighter</text:span></text:p>
                  </text:list-item>
                  <text:list-item>
                    <text:p text:style-name="P4"><text:span text:style-name="T5">Part of this talk also applies to P5 (although with a slightly different syntax)</text:span></text:p>
                  </text:list-item>
                  <text:list-item>
                    <text:p text:style-name="P4"><text:span text:style-name="T5">But P6 has many more functional programming features than P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9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7">A programming paradigm that treats computation as the evaluation of mathematical functions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9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p><text:span text:style-name="T7"/></text:p>
            <text:list text:style-name="L3">
              <text:list-item>
                <text:list>
                  <text:list-item>
                    <text:p text:style-name="P5"><text:span text:style-name="T7">A declarative paradigm done with declarations and expressions rather than statements or instructions: </text:span><text:span text:style-name="T11">composing answers</text:span><text:span text:style-name="T7">, rather than listing statements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9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list text:style-name="L3">
              <text:list-item>
                <text:list>
                  <text:list-item>
                    <text:p text:style-name="P5"><text:span text:style-name="T7">The output value of a subroutine depends only on the input arguments passed to it (“pure functions”)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9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style-name="L3">
              <text:list-item>
                <text:list>
                  <text:list-item>
                    <text:p text:style-name="P5"><text:span text:style-name="T7">No side-effect, </text:span></text:p>
                  </text:list-item>
                  <text:list-item>
                    <text:p text:style-name="P5"><text:span text:style-name="T7">Stateless programs, immutable values, symbolic computation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at is Functional Programming?</text:span></text:p>
          </draw:text-box>
        </draw:frame>
        <draw:frame presentation:style-name="pr9" draw:text-style-name="P3" draw:layer="layout" svg:width="24.599cm" svg:height="14.926cm" svg:x="2cm" svg:y="3.8cm" presentation:class="outline" presentation:user-transformed="true">
          <draw:text-box>
            <text:list text:style-name="L2">
              <text:list-item>
                <text:p><text:span text:style-name="T6">Functional programming is about: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style-name="L3">
              <text:list-item>
                <text:list>
                  <text:list-item>
                    <text:p text:style-name="P5"><text:span text:style-name="T7">Higher order functions, list processing, iterators, pipeline programming, anonymous functions, lambdas, closures, function factories, dispatch tables, lazy lists, currying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List Operators</text:span></text:p>
          </draw:text-box>
        </draw:frame>
        <draw:frame presentation:style-name="pr10" draw:text-style-name="P3" draw:layer="layout" svg:width="24.599cm" svg:height="23.623cm" svg:x="2cm" svg:y="3.8cm" presentation:class="outline" presentation:user-transformed="true">
          <draw:text-box>
            <text:p><text:span text:style-name="T6"/></text:p>
            <text:p><text:span text:style-name="T6"/></text:p>
            <text:list text:style-name="L2">
              <text:list-item>
                <text:p><text:span text:style-name="T6">Many Perl operators work on or produce lists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join, split, comb</text:span></text:p>
                  </text:list-item>
                  <text:list-item>
                    <text:p><text:span text:style-name="T6">print, say </text:span></text:p>
                  </text:list-item>
                  <text:list-item>
                    <text:p><text:span text:style-name="T6">sort</text:span></text:p>
                  </text:list-item>
                  <text:list-item>
                    <text:p><text:span text:style-name="T6">for </text:span></text:p>
                  </text:list-item>
                  <text:list-item>
                    <text:p><text:span text:style-name="T6">map, grep, reduce, gather … take</text:span></text:p>
                  </text:list-item>
                  <text:list-item>
                    <text:p><text:span text:style-name="T6">Meta-operators, hyper-operator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List Operators (2)</text:span></text:p>
          </draw:text-box>
        </draw:frame>
        <draw:frame presentation:style-name="pr11" draw:text-style-name="P3" draw:layer="layout" svg:width="24.599cm" svg:height="24.053cm" svg:x="2cm" svg:y="3.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List operators can be chained to create a data pipeline</text:span></text:p>
              </text:list-item>
              <text:list-item>
                <text:p><text:span text:style-name="T6">For example, find even numbers smaller than 15: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12">say join '-', map {$_ * 2}, 1..7; <text:s text:c="3"/># 2-4-6-8-…-14</text:span></text:p>
                    <text:p text:style-name="P7"><text:span text:style-name="T12"/></text:p>
                    <text:p text:style-name="P7"><text:span text:style-name="T12"># or: </text:span></text:p>
                    <text:p text:style-name="P7"><text:span text:style-name="T12">say join '-', grep {$_ %% 2}, 1..15; # 2-4-6-8-…-14</text:span></text:p>
                    <text:p text:style-name="P7"><text:span text:style-name="T12"/></text:p>
                    <text:p text:style-name="P7"><text:span text:style-name="T12"># or: </text:span></text:p>
                    <text:p text:style-name="P7"><text:span text:style-name="T12">1..15 ==&gt; grep { $_ %% 2} ==&gt; join "-" ==&gt; say $_; </text:span></text:p>
                  </text:list-header>
                </text:list>
              </text:list-item>
            </text:list>
            <text:p text:style-name="P8"><text:span text:style-name="T12"/></text:p>
            <text:p text:style-name="P9"><text:span text:style-name="T12"># or: </text:span></text:p>
            <text:p text:style-name="P9"><text:span text:style-name="T12">(1..7).map({$_ * 2}).say; # Method invocation chain</text:span></text:p>
            <text:list text:continue-numbering="true" text:style-name="L3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List Operators (3)</text:span></text:p>
          </draw:text-box>
        </draw:frame>
        <draw:frame presentation:style-name="pr10" draw:text-style-name="P3" draw:layer="layout" svg:width="24.599cm" svg:height="23.623cm" svg:x="2cm" svg:y="3.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Functions like map or grep are interesting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Because they use a code block (or a subroutine) to define what they do to the data; they're abstract generic functions</text:span></text:p>
                  </text:list-item>
                  <text:list-item>
                    <text:p text:style-name="P10"><text:span text:style-name="T7">When a code block or a subroutine can be the parameter (or return value) of another subroutine or function, we speak about </text:span><text:span text:style-name="T11">higher order</text:span><text:span text:style-name="T7"> functions (or </text:span><text:span text:style-name="T11">first class</text:span><text:span text:style-name="T7"> func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</text:span></text:p>
          </draw:text-box>
        </draw:frame>
        <draw:frame presentation:style-name="pr12" draw:text-style-name="P3" draw:layer="layout" svg:width="24.599cm" svg:height="14.792cm" svg:x="2cm" svg:y="4.2cm" presentation:class="outline" presentation:user-transformed="true">
          <draw:text-box>
            <text:list text:style-name="L2">
              <text:list-item>
                <text:p><text:span text:style-name="T5">Let’s write a subroutine to browse a directory tree and print the names of the files in the tre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1"><text:span text:style-name="T13">sub traverse-dir ($path) {</text:span></text:p>
                        <text:p text:style-name="P11"><text:span text:style-name="T13"><text:s text:c="4"/></text:span><text:span text:style-name="T13">my @dir-entries = dir $path;</text:span></text:p>
                        <text:p text:style-name="P11"><text:span text:style-name="T13"><text:s text:c="4"/></text:span><text:span text:style-name="T13">for @dir-entries -&gt; $entry {</text:span></text:p>
                        <text:p text:style-name="P11"><text:span text:style-name="T13"><text:s text:c="8"/></text:span><text:span text:style-name="T13">say $entry if ~$entry.f;</text:span></text:p>
                        <text:p text:style-name="P11"><text:span text:style-name="T13"><text:s text:c="8"/></text:span><text:span text:style-name="T13">traverse-dir $entry if $entry.d;</text:span></text:p>
                        <text:p text:style-name="P11"><text:span text:style-name="T13"><text:s text:c="4"/></text:span><text:span text:style-name="T13">}</text:span></text:p>
                        <text:p text:style-name="P11"><text:span text:style-name="T13">}</text:span></text:p>
                        <text:p text:style-name="P12"><text:span text:style-name="T13">traverse-dir '/home/Laurent'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If we need to find the total size, we have to rewrite the subroutine. Same thing if we want to delete .tmp files or archive older fil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at’s bad. We want to reuse co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 (2)</text:span></text:p>
          </draw:text-box>
        </draw:frame>
        <draw:frame presentation:style-name="pr13" draw:text-style-name="P15" draw:layer="layout" svg:width="24.599cm" svg:height="15.063cm" svg:x="2cm" svg:y="4.6cm" presentation:class="outline" presentation:user-transformed="true">
          <draw:text-box>
            <text:list text:style-name="L2">
              <text:list-item>
                <text:p text:style-name="P13"><text:span text:style-name="T5"/></text:p>
              </text:list-item>
              <text:list-item>
                <text:p text:style-name="P13"><text:span text:style-name="T5">We can pass a subroutine to </text:span><text:span text:style-name="T14">traverse-dir2</text:span><text:span text:style-name="T5">:</text:span></text:p>
                <text:p text:style-name="P13"><text:span text:style-name="T5"/></text:p>
              </text:list-item>
            </text:list>
            <text:p text:style-name="P9"><text:span text:style-name="T15">sub traverse-dir2(&amp;code-ref, $path) {</text:span></text:p>
            <text:p text:style-name="P9"><text:span text:style-name="T15"><text:s text:c="4"/></text:span><text:span text:style-name="T15">my @dir-entries = dir $path;</text:span></text:p>
            <text:p text:style-name="P9"><text:span text:style-name="T15"><text:s text:c="4"/></text:span><text:span text:style-name="T15">for @dir-entries -&gt; $entry {</text:span></text:p>
            <text:p text:style-name="P9"><text:span text:style-name="T15"><text:s text:c="8"/></text:span><text:span text:style-name="T15">&amp;code-ref($entry) if $entry.f;</text:span></text:p>
            <text:p text:style-name="P9"><text:span text:style-name="T15"><text:s text:c="8"/></text:span><text:span text:style-name="T15">traverse-dir2(&amp;code-ref, $entry) if $entry.d;</text:span></text:p>
            <text:p text:style-name="P9"><text:span text:style-name="T15"><text:s text:c="4"/></text:span><text:span text:style-name="T15">}</text:span></text:p>
            <text:p text:style-name="P9"><text:span text:style-name="T15">}</text:span></text:p>
            <text:p text:style-name="P9"><text:span text:style-name="T15">sub print-file (IO::Path $file) { <text:s/>say ~$file; <text:s/>}</text:span></text:p>
            <text:p text:style-name="P14"><text:span text:style-name="T15">traverse-dir2 &amp;print-file, '/home/Laurent';</text:span></text:p>
            <text:list text:continue-numbering="true" text:style-name="L2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5">Why Higher Order Functions? (2)</text:span></text:p>
          </draw:text-box>
        </draw:frame>
        <draw:frame presentation:style-name="pr14" draw:text-style-name="P15" draw:layer="layout" svg:width="24.599cm" svg:height="14.016cm" svg:x="2cm" svg:y="4.6cm" presentation:class="outline" presentation:user-transformed="true">
          <draw:text-box>
            <text:list text:style-name="L2">
              <text:list-header>
                <text:p text:style-name="P13"><text:span text:style-name="T13"/></text:p>
              </text:list-header>
            </text:list>
            <text:p text:style-name="P13"><text:span text:style-name="T14"/></text:p>
            <text:list text:continue-numbering="true" text:style-name="L2">
              <text:list-item>
                <text:p text:style-name="P13"><text:span text:style-name="T14">print-file</text:span><text:span text:style-name="T5"> is a call-back. Now, we can use </text:span><text:span text:style-name="T14">traverse-dir2</text:span><text:span text:style-name="T5"> for computing other things:</text:span></text:p>
              </text:list-item>
            </text:list>
            <text:p text:style-name="P9"><text:span text:style-name="T13">my $size = 0;</text:span></text:p>
            <text:p text:style-name="P9"><text:span text:style-name="T13">traverse-dir2 { $size += *.s }, '/home/Laurent';</text:span></text:p>
            <text:p text:style-name="P9"><text:span text:style-name="T13">say "Total size is $size"; <text:s text:c="2"/># -&gt; Total size is 457855219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3" draw:layer="layout" svg:width="24.599cm" svg:height="15.15cm" svg:x="2cm" svg:y="4.1cm" presentation:class="outline" presentation:user-transformed="true">
          <draw:text-box>
            <text:p><text:span text:style-name="T5"/></text:p>
            <text:p><text:span text:style-name="T5"/></text:p>
            <text:p><text:span text:style-name="T5"/></text:p>
            <text:list text:style-name="L2">
              <text:list-item>
                <text:p><text:span text:style-name="T5">Callback functions can be named:</text:span></text:p>
              </text:list-item>
            </text:list>
            <text:p text:style-name="P9"><text:span text:style-name="T13">sub do-twice(&amp;code) { code() for 1..2;}</text:span></text:p>
            <text:p text:style-name="P9"><text:span text:style-name="T13">sub greet {say "Hello world"}</text:span></text:p>
            <text:p text:style-name="P16"><text:span text:style-name="T13">do-twice &amp;greet; <text:s text:c="18"/># prints "Hello world" twice</text:span></text:p>
            <text:list text:continue-numbering="true" text:style-name="L2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3" draw:layer="layout" svg:width="24.599cm" svg:height="15.15cm" svg:x="2cm" svg:y="4.1cm" presentation:class="outline" presentation:user-transformed="true">
          <draw:text-box>
            <text:list text:style-name="L2">
              <text:list-header>
                <text:p><text:span text:style-name="T13"><text:s text:c="17"/></text:span></text:p>
              </text:list-header>
            </text:list>
            <text:p text:style-name="P13"><text:span text:style-name="T5"/></text:p>
            <text:p text:style-name="P13"><text:span text:style-name="T5"/></text:p>
            <text:list text:continue-numbering="true" text:style-name="L2">
              <text:list-item>
                <text:p text:style-name="P13"><text:span text:style-name="T5">Or they can be anonymous subroutines:</text:span></text:p>
              </text:list-item>
            </text:list>
            <text:p text:style-name="P9"><text:span text:style-name="T13">my $greet2 = sub {say "Hello world"};</text:span></text:p>
            <text:p text:style-name="P16"><text:span text:style-name="T13">do-twice $greet2; <text:s text:c="17"/># prints "Hello world" twice</text:span></text:p>
            <text:list text:continue-numbering="true" text:style-name="L2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Anonymous Subroutines</text:span></text:p>
          </draw:text-box>
        </draw:frame>
        <draw:frame presentation:style-name="pr15" draw:text-style-name="P3" draw:layer="layout" svg:width="24.599cm" svg:height="15.15cm" svg:x="2cm" svg:y="4.1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</text:list>
            <text:p text:style-name="P13"><text:span text:style-name="T5"/></text:p>
            <text:p text:style-name="P13"><text:span text:style-name="T5"/></text:p>
            <text:p text:style-name="P13"><text:span text:style-name="T5"/></text:p>
            <text:list text:continue-numbering="true" text:style-name="L2">
              <text:list-item>
                <text:p text:style-name="P13"><text:span text:style-name="T5">We can even pass the subroutine directly:</text:span></text:p>
              </text:list-item>
            </text:list>
            <text:p text:style-name="P16"><text:span text:style-name="T13">do-twice sub { say "Hello world"}; # prints "Hello world" twice</text:span></text:p>
            <text:list text:continue-numbering="true" text:style-name="L2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Anonymous Subroutines</text:span></text:p>
          </draw:text-box>
        </draw:frame>
        <draw:frame presentation:style-name="pr15" draw:text-style-name="P3" draw:layer="layout" svg:width="24.599cm" svg:height="15.15cm" svg:x="2cm" svg:y="4.1cm" presentation:class="outline" presentation:user-transformed="tru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style-name="L2">
              <text:list-item>
                <text:p text:style-name="P13"><text:span text:style-name="T5">Here, since we have no arguments, it can even be a bare code block</text:span></text:p>
              </text:list-item>
            </text:list>
            <text:p text:style-name="P16"><text:span text:style-name="T13">do-twice { say "Hello world"}; <text:s text:c="4"/># prints "Hello world" twice</text:span></text:p>
            <text:list text:continue-numbering="true" text:style-name="L2">
              <text:list-header>
                <text:p text:style-name="P17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Anonymous Subroutines</text:span></text:p>
          </draw:text-box>
        </draw:frame>
        <draw:frame presentation:style-name="pr15" draw:text-style-name="P3" draw:layer="layout" svg:width="24.599cm" svg:height="15.15cm" svg:x="2cm" svg:y="4.1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</text:list>
            <text:p text:style-name="P17"><text:span text:style-name="T5"/></text:p>
            <text:p text:style-name="P17"><text:span text:style-name="T5"/></text:p>
            <text:list text:continue-numbering="true" text:style-name="L2">
              <text:list-item>
                <text:p text:style-name="P17"><text:span text:style-name="T5">And even if we have arguments, it can still work, as in this example with the </text:span><text:span text:style-name="T14">reduce</text:span><text:span text:style-name="T5"> built-in taking to (placeholder) arguments:</text:span></text:p>
              </text:list-item>
            </text:list>
            <text:p text:style-name="P9"><text:span text:style-name="T13">my $sum = redu</text:span><text:span text:style-name="T16">ce { $^a + $^b }, 1..20; # -&gt; 2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ambdas</text:span></text:p>
          </draw:text-box>
        </draw:frame>
        <draw:frame presentation:style-name="pr16" draw:text-style-name="P3" draw:layer="layout" svg:width="24.599cm" svg:height="15.751cm" svg:x="2cm" svg:y="4cm" presentation:class="outline" presentation:user-transformed="true">
          <draw:text-box>
            <text:p><text:span text:style-name="T5"/></text:p>
            <text:p><text:span text:style-name="T5"/></text:p>
            <text:list text:style-name="L2">
              <text:list-item>
                <text:p><text:span text:style-name="T5">The </text:span><text:span text:style-name="T14">reduce</text:span><text:span text:style-name="T5"> example is actually a lambda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5">In maths and CS, a lambda is a nameless function</text:span></text:p>
                  </text:list-item>
                </text:list>
              </text:list-item>
            </text:list>
            <text:p text:style-name="P17"><text:span text:style-name="T5"/></text:p>
            <text:list text:style-name="L2">
              <text:list-item>
                <text:p text:style-name="P17"><text:span text:style-name="T5">This code to capitalize cities is also a lambda:</text:span></text:p>
              </text:list-item>
            </text:list>
            <text:p text:style-name="P8"><text:span text:style-name="T17">.say for map {.tc}, &lt;amsterdam london paris rome madrid&gt;;</text:span></text:p>
            <text:list text:continue-numbering="true" text:style-name="L2">
              <text:list-header>
                <text:p text:style-name="P17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5">Lambdas</text:span></text:p>
          </draw:text-box>
        </draw:frame>
        <draw:frame presentation:style-name="pr16" draw:text-style-name="P3" draw:layer="layout" svg:width="24.599cm" svg:height="15.751cm" svg:x="2cm" svg:y="4cm" presentation:class="outline" presentation:user-transformed="true">
          <draw:text-box>
            <text:list text:style-name="L2">
              <text:list-item>
                <text:p><text:span text:style-name="T5">This code to find even numbers is also a lambda:</text:span></text:p>
              </text:list-item>
            </text:list>
            <text:p text:style-name="P16"><text:span text:style-name="T15">my @evens = grep { $_ %% 2 }, 1..17; </text:span></text:p>
            <text:p text:style-name="P16"><text:span text:style-name="T15"><text:s text:c="21"/></text:span><text:span text:style-name="T15"># -&gt; [2 4 6 8 10 12 14 16]</text:span></text:p>
            <text:p text:style-name="P13"><text:span text:style-name="T5"/></text:p>
            <text:list text:continue-numbering="true" text:style-name="L2">
              <text:list-item>
                <text:p text:style-name="P13"><text:span text:style-name="T5">And so is the “pointy block” syntax used twice here for displaying the multiplication tables</text:span></text:p>
              </text:list-item>
            </text:list>
            <text:p text:style-name="P9"><text:span text:style-name="T15">for 1..9 -&gt; $mult {</text:span></text:p>
            <text:p text:style-name="P9"><text:span text:style-name="T15"><text:s text:c="4"/></text:span><text:span text:style-name="T15">say "Multiplication table for $mult";</text:span></text:p>
            <text:p text:style-name="P9"><text:span text:style-name="T15"><text:s text:c="4"/></text:span><text:span text:style-name="T15">for 1..9 -&gt; $val {</text:span></text:p>
            <text:p text:style-name="P9"><text:span text:style-name="T15"><text:s text:c="8"/></text:span><text:span text:style-name="T15">say "$mult * $val = { $mult * $val }";</text:span></text:p>
            <text:p text:style-name="P9"><text:span text:style-name="T15"><text:s text:c="4"/></text:span><text:span text:style-name="T15">}</text:span></text:p>
            <text:p text:style-name="P9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17" draw:layer="layout" svg:width="24.599cm" svg:height="15.802cm" svg:x="2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closure is a function that can access to the lexical variables available when it was defined:</text:p>
              </text:list-item>
            </text:list>
            <text:p text:style-name="P9"><text:span text:style-name="T15">sub create-counter(Int $count) {</text:span></text:p>
            <text:p text:style-name="P9"><text:span text:style-name="T15"><text:s text:c="4"/></text:span><text:span text:style-name="T15">my $counter = $count;</text:span></text:p>
            <text:p text:style-name="P9"><text:span text:style-name="T15"><text:s text:c="4"/></text:span><text:span text:style-name="T15">sub increment-count {</text:span></text:p>
            <text:p text:style-name="P9"><text:span text:style-name="T15"><text:s text:c="8"/></text:span><text:span text:style-name="T15">return $counter++</text:span></text:p>
            <text:p text:style-name="P9"><text:span text:style-name="T15"><text:s text:c="4"/></text:span><text:span text:style-name="T15">}</text:span></text:p>
            <text:p text:style-name="P9"><text:span text:style-name="T15"><text:s text:c="4"/></text:span><text:span text:style-name="T15">return &amp;increment-count;</text:span></text:p>
            <text:p text:style-name="P9"><text:span text:style-name="T15">}</text:span></text:p>
            <text:p text:style-name="P9"><text:span text:style-name="T15">my &amp;count-from-five = create-counter(5);</text:span></text:p>
            <text:p text:style-name="P9"><text:span text:style-name="T15">say &amp;count-from-five() for 1..6; </text:span></text:p>
            <text:p text:style-name="P9"><text:span text:style-name="T15"><text:s text:c="21"/></text:span><text:span text:style-name="T15"># prints numbers 5 to 10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sures (2)</text:p>
          </draw:text-box>
        </draw:frame>
        <draw:frame presentation:style-name="pr17" draw:layer="layout" svg:width="24.599cm" svg:height="15.802cm" svg:x="2cm" svg:y="3.8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</text:list>
            <text:p/>
            <text:list text:continue-numbering="true" text:style-name="L2">
              <text:list-item>
                <text:p>The closure example is somewhat contrived, because I wanted to show a <text:span text:style-name="T18">named</text:span> closure</text:p>
              </text:list-item>
            </text:list>
            <text:p/>
            <text:list text:continue-numbering="true" text:style-name="L2">
              <text:list-item>
                <text:p>Most closures are <text:span text:style-name="T18">anonymous</text:span>, but they don’t need to be, as the previous example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sures as Function Factories</text:p>
          </draw:text-box>
        </draw:frame>
        <draw:frame presentation:style-name="pr18" draw:layer="layout" svg:width="24.599cm" svg:height="15.125cm" svg:x="2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osures make it possible to dynamically create functions at run time</text:p>
              </text:list-item>
            </text:list>
            <text:p text:style-name="P9"><text:span text:style-name="T15">sub create-counter(Int $count) {</text:span></text:p>
            <text:p text:style-name="P9"><text:span text:style-name="T15"><text:s text:c="4"/></text:span><text:span text:style-name="T15">my $counter = $count;</text:span></text:p>
            <text:p text:style-name="P9"><text:span text:style-name="T15"><text:s text:c="4"/></text:span><text:span text:style-name="T15">return sub { $counter++ }</text:span></text:p>
            <text:p text:style-name="P9"><text:span text:style-name="T15">}</text:span></text:p>
            <text:p text:style-name="P9"><text:span text:style-name="T15">my &amp;count-from-five = create-counter(5);</text:span></text:p>
            <text:p text:style-name="P9"><text:span text:style-name="T15">my $count-from-ten = create-counter(10);</text:span></text:p>
            <text:p text:style-name="P9"><text:span text:style-name="T15">say &amp;count-from-five() for 1..6; </text:span></text:p>
            <text:p text:style-name="P9"><text:span text:style-name="T15"><text:s text:c="24"/></text:span><text:span text:style-name="T15"># prints numbers 5 to 10</text:span></text:p>
            <text:p text:style-name="P9"><text:span text:style-name="T15">say $count-from-ten() for 1..3; </text:span></text:p>
            <text:p text:style-name="P9"><text:span text:style-name="T15"><text:s text:c="24"/></text:span><text:span text:style-name="T15"># prints numbers 10, 11, 12</text:span></text:p>
            <text:list text:continue-numbering="true" text:style-name="L2">
              <text:list-header>
                <text:p text:style-name="P13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sures as Function Factories</text:p>
          </draw:text-box>
        </draw:frame>
        <draw:frame presentation:style-name="pr19" draw:layer="layout" svg:width="24.599cm" svg:height="14.762cm" svg:x="2cm" svg:y="4.2cm" presentation:class="outline" presentation:user-transformed="true">
          <draw:text-box>
            <text:list text:style-name="L2">
              <text:list-header>
                <text:p><text:span text:style-name="T13"/></text:p>
                <text:p text:style-name="P13"/>
              </text:list-header>
              <text:list-item>
                <text:p text:style-name="P13">We’ve created a function factory:</text:p>
              </text:list-item>
            </text:list>
            <text:list text:style-name="L3">
              <text:list-item>
                <text:list>
                  <text:list-item>
                    <text:p text:style-name="P20">We can create as many counter functions as we need by just calling the<text:span text:style-name="T19"> </text:span><text:span text:style-name="T20">create-counter</text:span><text:span text:style-name="T19"> subroutine</text:span></text:p>
                  </text:list-item>
                  <text:list-item>
                    <text:p text:style-name="P20"><text:span text:style-name="T19">We can also store our functions in a dispatch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Function Factory for the Alphabet</text:p>
          </draw:text-box>
        </draw:frame>
        <draw:frame presentation:style-name="pr20" draw:layer="layout" svg:width="24.599cm" svg:height="15.519cm" svg:x="2cm" svg:y="4.2cm" presentation:class="outline" presentation:user-transformed="true">
          <draw:text-box>
            <text:p text:style-name="P21"/>
            <text:p text:style-name="P21"/>
            <text:list text:style-name="L2">
              <text:list-item>
                <text:p text:style-name="P21">We want to split a file containing a list of words into 26 files, one for each letter of the alphabet</text:p>
              </text:list-item>
            </text:list>
            <text:p text:style-name="P9"><text:span text:style-name="T15">sub create-sub (Str $letter) {</text:span></text:p>
            <text:p text:style-name="P9"><text:span text:style-name="T15"><text:s text:c="4"/></text:span><text:span text:style-name="T15">my $fh = open :w, "Letter_$letter.txt";</text:span></text:p>
            <text:p text:style-name="P9"><text:span text:style-name="T15"><text:s text:c="4"/></text:span><text:span text:style-name="T15">return sub (Str $line) { $fh.say($line) }</text:span></text:p>
            <text:p text:style-name="P9"><text:span text:style-name="T15">}</text:span></text:p>
            <text:p text:style-name="P9"><text:span text:style-name="T15">my %dispatch;</text:span></text:p>
            <text:p text:style-name="P9"><text:span text:style-name="T15">for 'a'..'z' -&gt; $letter { </text:span></text:p>
            <text:p text:style-name="P9"><text:span text:style-name="T15"><text:s text:c="4"/></text:span><text:span text:style-name="T15">%dispatch{$letter} = create-sub($letter) <text:s/></text:span></text:p>
            <text:p text:style-name="P22"><text:span text:style-name="T15">}</text:span></text:p>
            <text:list text:continue-numbering="true" text:style-name="L2">
              <text:list-header>
                <text:p text:style-name="P21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4" draw:text-style-name="P23" draw:layer="layout" svg:width="25.199cm" svg:height="3.506cm" svg:x="1.4cm" svg:y="0.837cm" presentation:class="title">
          <draw:text-box>
            <text:p><text:span text:style-name="T21">Function Factory for the Alphabet (2)</text:span></text:p>
          </draw:text-box>
        </draw:frame>
        <draw:frame presentation:style-name="pr21" draw:layer="layout" svg:width="24.599cm" svg:height="18.999cm" svg:x="2cm" svg:y="4.2cm" presentation:class="outline" presentation:user-transformed="true">
          <draw:text-box>
            <text:list text:style-name="L2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3"/></text:p>
            <text:list text:continue-numbering="true" text:style-name="L2">
              <text:list-item>
                <text:p text:style-name="P21">We've dynamically created a dispatch table with 26 anonymous functions. </text:p>
                <text:p text:style-name="P21"/>
              </text:list-item>
              <text:list-item>
                <text:p text:style-name="P21">Using it is very easy:</text:p>
              </text:list-item>
            </text:list>
            <text:p text:style-name="P24"><text:span text:style-name="T15">for "words.txt".IO.lines -&gt; $word {</text:span></text:p>
            <text:p text:style-name="P24"><text:span text:style-name="T15"><text:s text:c="4"/></text:span><text:span text:style-name="T15">%dispatch{$0}($word) if $word ~~ / ^ (&lt;[a..z]&gt;) /;</text:span></text:p>
            <text:p text:style-name="P24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factory for the Alphabet (3)</text:p>
          </draw:text-box>
        </draw:frame>
        <draw:frame presentation:style-name="pr22" draw:layer="layout" svg:width="24.599cm" svg:height="13.239cm" svg:x="2cm" svg:y="5.5cm" presentation:class="outline" presentation:user-transformed="true">
          <draw:text-box>
            <text:list text:style-name="L2">
              <text:list-item>
                <text:p>We can also dynamically create the dispatch table entries only if and when needed:</text:p>
              </text:list-item>
            </text:list>
            <text:p text:style-name="P9"><text:span text:style-name="T17">sub create-sub (Str $letter) {</text:span></text:p>
            <text:p text:style-name="P9"><text:span text:style-name="T17"><text:s text:c="4"/></text:span><text:span text:style-name="T17">my $fh = open :w, "Letter_$letter.txt";</text:span></text:p>
            <text:p text:style-name="P9"><text:span text:style-name="T17"><text:s text:c="4"/></text:span><text:span text:style-name="T17">return sub (Str $line) { $fh.say($line) }</text:span></text:p>
            <text:p text:style-name="P9"><text:span text:style-name="T17">}</text:span></text:p>
            <text:p text:style-name="P9"><text:span text:style-name="T17">my %dispatch;</text:span></text:p>
            <text:p text:style-name="P9"><text:span text:style-name="T17">for map {.lc}, &lt; alpha bravo charlie Zulu &gt; -&gt; $word { \</text:span></text:p>
            <text:p text:style-name="P9"><text:span text:style-name="T17"><text:s text:c="4"/></text:span><text:span text:style-name="T17">my $letter = ~$0 if $word ~~ / ^ (&lt;[a..z]&gt;) /;</text:span></text:p>
            <text:p text:style-name="P9"><text:span text:style-name="T17"><text:s text:c="4"/></text:span><text:span text:style-name="T17">%dispatch{$letter} = create-sub $letter </text:span></text:p>
            <text:p text:style-name="P9"><text:span text:style-name="T17"><text:s text:c="8"/></text:span><text:span text:style-name="T17">unless %dispatch{$letter}:exists;</text:span></text:p>
            <text:p text:style-name="P9"><text:span text:style-name="T17"><text:s text:c="4"/></text:span><text:span text:style-name="T17">%dispatch{$letter}($word);</text:span></text:p>
            <text:p text:style-name="P9"><text:span text:style-name="T17">}</text:span></text:p>
            <text:list text:continue-numbering="true" text:style-name="L2">
              <text:list-header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ors</text:p>
          </draw:text-box>
        </draw:frame>
        <draw:frame presentation:style-name="pr23" draw:layer="layout" svg:width="24.599cm" svg:height="14.81cm" svg:x="2cm" svg:y="4.2cm" presentation:class="outline" presentation:user-transformed="true">
          <draw:text-box>
            <text:list text:style-name="L2">
              <text:list-item>
                <text:p>Suppose we want a function like <text:span text:style-name="T22">map</text:span> that process one item at a time, on demand from a consumer process</text:p>
              </text:list-item>
            </text:list>
            <text:list text:style-name="L3">
              <text:list-item>
                <text:list>
                  <text:list-item>
                    <text:p text:style-name="P25">We can start by building an iterator with a closure</text:p>
                  </text:list-item>
                </text:list>
              </text:list-item>
            </text:list>
            <text:p text:style-name="P9"><text:span text:style-name="T16">sub create-iter(@array) {</text:span></text:p>
            <text:p text:style-name="P9"><text:span text:style-name="T16"><text:s text:c="4"/></text:span><text:span text:style-name="T16">my $index = 0;</text:span></text:p>
            <text:p text:style-name="P9"><text:span text:style-name="T16"><text:s text:c="4"/></text:span><text:span text:style-name="T16">return sub { @array[$index++];}</text:span></text:p>
            <text:p text:style-name="P9"><text:span text:style-name="T16">}</text:span></text:p>
            <text:list text:continue-numbering="true" text:style-name="L3">
              <text:list-item>
                <text:list>
                  <text:list-item>
                    <text:p text:style-name="P25">And then use it as follows :</text:p>
                  </text:list-item>
                </text:list>
              </text:list-item>
            </text:list>
            <text:p text:style-name="P9"><text:span text:style-name="T16">sub iter-map (&amp;code-ref, $iter) {</text:span></text:p>
            <text:p text:style-name="P9"><text:span text:style-name="T16"><text:s text:c="4"/></text:span><text:span text:style-name="T16">return &amp;code-ref($iter);</text:span></text:p>
            <text:p text:style-name="P9"><text:span text:style-name="T16">}</text:span></text:p>
            <text:p text:style-name="P9"><text:span text:style-name="T16">my $iterator = create-iter(1..200);</text:span></text:p>
            <text:p text:style-name="P9"><text:span text:style-name="T16">say iter-map { $_ * 2 }, $iterator() for 1..4; # -&gt; 2, 4, 6, 8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ors and Infinite Lists</text:p>
          </draw:text-box>
        </draw:frame>
        <draw:frame presentation:style-name="pr24" draw:layer="layout" svg:width="24.599cm" svg:height="15.229cm" svg:x="2cm" svg:y="4.1cm" presentation:class="outline" presentation:user-transformed="true">
          <draw:text-box>
            <text:p/>
            <text:p/>
            <text:list text:style-name="L2">
              <text:list-item>
                <text:p>We can use our iterator on infinite lists</text:p>
              </text:list-item>
            </text:list>
            <text:p text:style-name="P9"><text:span text:style-name="T16"/></text:p>
            <text:p text:style-name="P9"><text:span text:style-name="T23">my $iterator = create-iter(1..*);</text:span></text:p>
            <text:p text:style-name="P9"><text:span text:style-name="T23">say iter-map { $_ * 2 }, $iterator() for 1..4; </text:span></text:p>
            <text:p text:style-name="P9"><text:span text:style-name="T23"><text:s text:c="30"/></text:span><text:span text:style-name="T23"># -&gt; 2, 4, 6, 8</text:span></text:p>
            <text:p text:style-name="P9"><text:span text:style-name="T23">say iter-map { $_ * 2 }, $iterator() for 1..4; </text:span></text:p>
            <text:p text:style-name="P9"><text:span text:style-name="T23"><text:s text:c="30"/></text:span><text:span text:style-name="T23"># -&gt; 10, 12, 14, 16</text:span></text:p>
            <text:list text:continue-numbering="true" text:style-name="L2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ors and Infinite Lists (2)</text:p>
          </draw:text-box>
        </draw:frame>
        <draw:frame presentation:style-name="pr24" draw:layer="layout" svg:width="24.599cm" svg:height="15.229cm" svg:x="2cm" svg:y="4.1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  <text:list-item>
                <text:p>The sequence operator can produce more diversified lists (finite or infinite)</text:p>
              </text:list-item>
            </text:list>
            <text:p text:style-name="P9"><text:span text:style-name="T24">my $evens = (0, 2 ... Inf); <text:s text:c="3"/># (...)</text:span></text:p>
            <text:p text:style-name="P9"><text:span text:style-name="T24">say $evens[18..21]; <text:s text:c="11"/># -&gt; (36 38 40 42)</text:span></text:p>
            <text:p text:style-name="P9"><text:span text:style-name="T24">my $geometric-progression = 1, 2, 4 ... 32; </text:span></text:p>
            <text:p text:style-name="P9"><text:span text:style-name="T24"><text:s text:c="31"/></text:span><text:span text:style-name="T24"># (1 2 4 8 16 32)</text:span></text:p>
            <text:p text:style-name="P9"><text:span text:style-name="T24"># Using a generator</text:span></text:p>
            <text:p text:style-name="P9"><text:span text:style-name="T24">say (1, { $_ + 2 } ... 11); <text:s text:c="3"/># -&gt; (1 3 5 7 9 11)</text:span></text:p>
            <text:p text:style-name="P9"><text:span text:style-name="T24"/></text:p>
            <text:p text:style-name="P9"><text:span text:style-name="T24"># Lazy infinite list of Fibonacci numbers</text:span></text:p>
            <text:p text:style-name="P9"><text:span text:style-name="T24">my @fibo = 0, 1, -&gt; $a, $b { $a + $b } ... *;</text:span></text:p>
            <text:p text:style-name="P9"><text:span text:style-name="T24">say @fibo[0..10]; <text:s text:c="7"/># -&gt; (0 1 1 2 3 5 8 13 21 34 55)</text:span></text:p>
            <text:p text:style-name="P9"><text:span text:style-name="T24"># Or:</text:span></text:p>
            <text:p text:style-name="P9"><text:span text:style-name="T24">my @fibo = 0, 1, * + * ... *;</text:span></text:p>
            <text:p text:style-name="P9"><text:span text:style-name="T24">say @fibo[^10]; <text:s text:c="9"/># -&gt; (0 1 1 2 3 5 8 13 21 3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rrying </text:p>
          </draw:text-box>
        </draw:frame>
        <draw:frame presentation:style-name="pr25" draw:layer="layout" svg:width="24.599cm" svg:height="15.749cm" svg:x="2cm" svg:y="3.8cm" presentation:class="outline" presentation:user-transformed="true">
          <draw:text-box>
            <text:p/>
            <text:list text:style-name="L2">
              <text:list-item>
                <text:p>Currying is a basic technique of FP languages</text:p>
              </text:list-item>
            </text:list>
            <text:list text:style-name="L3">
              <text:list-item>
                <text:list>
                  <text:list-item>
                    <text:p text:style-name="P10">This takes a function with two pamameters and returns a function taking only one parameter</text:p>
                  </text:list-item>
                </text:list>
              </text:list-item>
            </text:list>
            <text:p text:style-name="P9"><text:span text:style-name="T16"/></text:p>
            <text:p text:style-name="P9"><text:span text:style-name="T23">sub make-add (Numeric $added-val) {</text:span></text:p>
            <text:p text:style-name="P9"><text:span text:style-name="T23"><text:s text:c="4"/></text:span><text:span text:style-name="T23">return sub ($param) {$param + $added-val;}</text:span></text:p>
            <text:p text:style-name="P9"><text:span text:style-name="T23">}</text:span></text:p>
            <text:p text:style-name="P9"><text:span text:style-name="T23">my &amp;add_2 = make-add 2;</text:span></text:p>
            <text:p text:style-name="P8"><text:span text:style-name="T23">say add_2(3); # -&gt;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rrying (2) </text:p>
          </draw:text-box>
        </draw:frame>
        <draw:frame presentation:style-name="pr25" draw:layer="layout" svg:width="24.599cm" svg:height="15.749cm" svg:x="2cm" svg:y="3.8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6"/></text:p>
              </text:list-header>
              <text:list-item>
                <text:p>Currying an existing subroutine with the <text:span text:style-name="T25">assuming</text:span> method</text:p>
              </text:list-item>
            </text:list>
            <text:p text:style-name="P9"><text:span text:style-name="T23">sub add (Numeric $x, Numeric $y) {return $x + $y}</text:span></text:p>
            <text:p text:style-name="P9"><text:span text:style-name="T23">my &amp;add_2 = &amp;add.assuming(2);</text:span></text:p>
            <text:p text:style-name="P9"><text:span text:style-name="T23">add_2(5); # -&gt; 7</text:span></text:p>
            <text:p text:style-name="P9"><text:span text:style-name="T23">my &amp;add_4 = &amp;add.assuming(4);</text:span></text:p>
            <text:p text:style-name="P9"><text:span text:style-name="T23">Add_4(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rrying and the Whatever Operator</text:p>
          </draw:text-box>
        </draw:frame>
        <draw:frame presentation:style-name="pr26" draw:layer="layout" svg:width="24.599cm" svg:height="14.723cm" svg:x="2cm" svg:y="4.3cm" presentation:class="outline" presentation:user-transformed="true">
          <draw:text-box>
            <text:list text:style-name="L2">
              <text:list-item>
                <text:p>A flexible way to curry a sub or expression:</text:p>
              </text:list-item>
            </text:list>
            <text:p text:style-name="P9"><text:span text:style-name="T16">my &amp;third = * / 3;</text:span></text:p>
            <text:p text:style-name="P9"><text:span text:style-name="T16">say third(126); # -&gt; 42</text:span></text:p>
            <text:list text:continue-numbering="true" text:style-name="L2">
              <text:list-item>
                <text:p>The whatever star (*) is a placeholder for an argument, the expression returns a closure.</text:p>
              </text:list-item>
              <text:list-item>
                <text:p>Somewhat similar to $_, but it does not need to exist when the declaration is made</text:p>
              </text:list-item>
            </text:list>
            <text:p text:style-name="P9"><text:span text:style-name="T16">say map 'foo' x * , (1, 3, 2); <text:s/># (foo foofoofoo foofoo)</text:span></text:p>
            <text:list text:continue-numbering="true" text:style-name="L2">
              <text:list-item>
                <text:p text:style-name="P26">You can use multiple whatever terms in the same expression</text:p>
              </text:list-item>
            </text:list>
            <text:p text:style-name="P9"><text:span text:style-name="T16">my &amp;add = * + *;</text:span></text:p>
            <text:p text:style-name="P9"><text:span text:style-name="T16">say add(4, 5); # -&gt;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ing Further in FP</text:p>
          </draw:text-box>
        </draw:frame>
        <draw:frame presentation:style-name="pr7" draw:layer="layout" svg:width="24.599cm" svg:height="12.18cm" svg:x="2cm" svg:y="5.5cm" presentation:class="outline">
          <draw:text-box>
            <text:list text:style-name="L2">
              <text:list-item>
                <text:p>So far, we have seen how to use techniques coming from functional programming</text:p>
              </text:list-item>
              <text:list-item>
                <text:p>These are very useful and can help you make your code shorter and more expressive</text:p>
              </text:list-item>
              <text:list-item>
                <text:p>However, I would recommend you to try to use a real functional programming style</text:p>
              </text:list-item>
              <text:list-item>
                <text:p>It may not be adapted for every problem, but some will really bene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erge Sort Algorithm (1)</text:p>
          </draw:text-box>
        </draw:frame>
        <draw:frame presentation:style-name="pr27" draw:layer="layout" svg:width="24.599cm" svg:height="16.667cm" svg:x="2cm" svg:y="3.6cm" presentation:class="outline" presentation:user-transformed="true">
          <draw:text-box>
            <text:list text:style-name="L2">
              <text:list-item>
                <text:p>Non functional (procedural) version:</text:p>
              </text:list-item>
            </text:list>
            <text:p text:style-name="P9"><text:span text:style-name="T16">sub merge-sort (@out, @in, $start = 0, $end = @in.elems) {</text:span></text:p>
            <text:p text:style-name="P9"><text:span text:style-name="T16"><text:s text:c="4"/></text:span><text:span text:style-name="T16">return if $end - $start &lt; 2;</text:span></text:p>
            <text:p text:style-name="P9"><text:span text:style-name="T16"><text:s text:c="4"/></text:span><text:span text:style-name="T16">my $middle = ($end + $start) div 2;</text:span></text:p>
            <text:p text:style-name="P9"><text:span text:style-name="T16"><text:s text:c="4"/></text:span><text:span text:style-name="T16">merge-sort(@in, @out, $start, $middle);</text:span></text:p>
            <text:p text:style-name="P9"><text:span text:style-name="T16"><text:s text:c="4"/></text:span><text:span text:style-name="T16">merge-sort(@in, @out, $middle, $end);</text:span></text:p>
            <text:p text:style-name="P9"><text:span text:style-name="T16"><text:s text:c="4"/></text:span><text:span text:style-name="T16">merge-lists(@out, @in, $start, $middle, $end);</text:span></text:p>
            <text:p text:style-name="P9"><text:span text:style-name="T16">}</text:span></text:p>
            <text:p text:style-name="P9"><text:span text:style-name="T16">sub merge-lists (@in, @out, $start, $middle, $end) {</text:span></text:p>
            <text:p text:style-name="P9"><text:span text:style-name="T16"><text:s text:c="4"/></text:span><text:span text:style-name="T16">my $i = $start;</text:span></text:p>
            <text:p text:style-name="P9"><text:span text:style-name="T16"><text:s text:c="4"/></text:span><text:span text:style-name="T16">my $j = $middle;</text:span></text:p>
            <text:p text:style-name="P9"><text:span text:style-name="T16"><text:s text:c="4"/></text:span><text:span text:style-name="T16">for $start..$end - 1 -&gt; $k {</text:span></text:p>
            <text:p text:style-name="P9"><text:span text:style-name="T16"><text:s text:c="8"/></text:span><text:span text:style-name="T16">if $i &lt; $middle and ($j &gt;= $end or @in[$i] &lt;= @in[$j]) {</text:span></text:p>
            <text:p text:style-name="P9"><text:span text:style-name="T16"><text:s text:c="12"/></text:span><text:span text:style-name="T16">@out[$k] = @in[$i];</text:span></text:p>
            <text:p text:style-name="P9"><text:span text:style-name="T16"><text:s text:c="12"/></text:span><text:span text:style-name="T16">$i++;</text:span></text:p>
            <text:p text:style-name="P9"><text:span text:style-name="T16"><text:s text:c="8"/></text:span><text:span text:style-name="T16">} else {</text:span></text:p>
            <text:p text:style-name="P9"><text:span text:style-name="T16"><text:s text:c="12"/></text:span><text:span text:style-name="T16">@out[$k] = @in[$j];</text:span></text:p>
            <text:p text:style-name="P9"><text:span text:style-name="T16"><text:s text:c="12"/></text:span><text:span text:style-name="T16">$j++;</text:span></text:p>
            <text:p text:style-name="P9"><text:span text:style-name="T16"><text:s text:c="8"/></text:span><text:span text:style-name="T16">}</text:span></text:p>
            <text:p text:style-name="P9"><text:span text:style-name="T16"><text:s text:c="4"/></text:span><text:span text:style-name="T16">}</text:span></text:p>
            <text:p text:style-name="P9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erge Sort Algorithm (FP)</text:p>
          </draw:text-box>
        </draw:frame>
        <draw:frame presentation:style-name="pr28" draw:layer="layout" svg:width="24.599cm" svg:height="15.405cm" svg:x="2cm" svg:y="4cm" presentation:class="outline" presentation:user-transformed="true">
          <draw:text-box>
            <text:list text:style-name="L2">
              <text:list-item>
                <text:p>Functional implementation of merge sort:</text:p>
              </text:list-item>
            </text:list>
            <text:p text:style-name="P9"><text:span text:style-name="T26">sub merge-sort (@in) {</text:span></text:p>
            <text:p text:style-name="P9"><text:span text:style-name="T26"><text:s text:c="4"/></text:span><text:span text:style-name="T26">return @in if @in &lt; 2;</text:span></text:p>
            <text:p text:style-name="P9"><text:span text:style-name="T26"><text:s text:c="4"/></text:span><text:span text:style-name="T26">my $middle = @in.elems div 2;</text:span></text:p>
            <text:p text:style-name="P9"><text:span text:style-name="T26"><text:s text:c="4"/></text:span><text:span text:style-name="T26">my @first <text:s/>= merge-sort(@in[0 .. $middle - 1]);</text:span></text:p>
            <text:p text:style-name="P9"><text:span text:style-name="T26"><text:s text:c="4"/></text:span><text:span text:style-name="T26">my @second = merge-sort(@in[$middle .. @in.end]);</text:span></text:p>
            <text:p text:style-name="P9"><text:span text:style-name="T26"><text:s text:c="4"/></text:span><text:span text:style-name="T26">return merge-lists(@first, @second);</text:span></text:p>
            <text:p text:style-name="P9"><text:span text:style-name="T26">}</text:span></text:p>
            <text:p text:style-name="P9"><text:span text:style-name="T26">sub merge-lists (@one, @two) {</text:span></text:p>
            <text:p text:style-name="P9"><text:span text:style-name="T26"><text:s text:c="4"/></text:span><text:span text:style-name="T26">my @result;</text:span></text:p>
            <text:p text:style-name="P9"><text:span text:style-name="T26"><text:s text:c="4"/></text:span><text:span text:style-name="T26">loop {</text:span></text:p>
            <text:p text:style-name="P9"><text:span text:style-name="T26"><text:s text:c="8"/></text:span><text:span text:style-name="T26">return @result.append(@two) unless @one;</text:span></text:p>
            <text:p text:style-name="P9"><text:span text:style-name="T26"><text:s text:c="8"/></text:span><text:span text:style-name="T26">return @result.append(@one) unless @two;</text:span></text:p>
            <text:p text:style-name="P9"><text:span text:style-name="T26"><text:s text:c="8"/></text:span><text:span text:style-name="T26">push @result, @one[0] &lt; @two[0] ?? shift @one !! shift @two;</text:span></text:p>
            <text:p text:style-name="P9"><text:span text:style-name="T26"><text:s text:c="4"/></text:span><text:span text:style-name="T26">}</text:span></text:p>
            <text:p text:style-name="P9"><text:span text:style-name="T26">}</text:span></text:p>
            <text:list text:continue-numbering="true" text:style-name="L2">
              <text:list-item>
                <text:p>Not only shorter code, it captures the essence of the merge sort algorithm and is much simpler to understand and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Quick Sort Algorithm</text:p>
          </draw:text-box>
        </draw:frame>
        <draw:frame presentation:style-name="pr29" draw:layer="layout" svg:width="24.599cm" svg:height="16.267cm" svg:x="2cm" svg:y="3.8cm" presentation:class="outline" presentation:user-transformed="true">
          <draw:text-box>
            <text:list text:style-name="L2">
              <text:list-item>
                <text:p>This is a non-FP implementation of QS :</text:p>
              </text:list-item>
            </text:list>
            <text:p text:style-name="P9"><text:span text:style-name="T27">sub quicksort(@input) {</text:span></text:p>
            <text:p text:style-name="P9"><text:span text:style-name="T27"><text:s text:c="4"/></text:span><text:span text:style-name="T27">sub swap ($x, $y) {</text:span></text:p>
            <text:p text:style-name="P9"><text:span text:style-name="T27"><text:s text:c="8"/></text:span><text:span text:style-name="T27">(@input[$x], @input[$y]) = @input[$y], @input[$x];</text:span></text:p>
            <text:p text:style-name="P9"><text:span text:style-name="T27"><text:s text:c="4"/></text:span><text:span text:style-name="T27">}</text:span></text:p>
            <text:p text:style-name="P9"><text:span text:style-name="T27"><text:s text:c="4"/></text:span><text:span text:style-name="T27">sub qsort ($left, $right) {</text:span></text:p>
            <text:p text:style-name="P9"><text:span text:style-name="T27"><text:s text:c="8"/></text:span><text:span text:style-name="T27">my $pivot = @input[($left + $right) div 2];</text:span></text:p>
            <text:p text:style-name="P9"><text:span text:style-name="T27"><text:s text:c="8"/></text:span><text:span text:style-name="T27">my $i = $left;</text:span></text:p>
            <text:p text:style-name="P9"><text:span text:style-name="T27"><text:s text:c="8"/></text:span><text:span text:style-name="T27">my $j = $right;</text:span></text:p>
            <text:p text:style-name="P9"><text:span text:style-name="T27"><text:s text:c="8"/></text:span><text:span text:style-name="T27">while $i &lt; $j {</text:span></text:p>
            <text:p text:style-name="P9"><text:span text:style-name="T27"><text:s text:c="12"/></text:span><text:span text:style-name="T27">$i++ while @input[$i] &lt; $pivot;</text:span></text:p>
            <text:p text:style-name="P9"><text:span text:style-name="T27"><text:s text:c="12"/></text:span><text:span text:style-name="T27">$j-- while @input[$j] &gt; $pivot;</text:span></text:p>
            <text:p text:style-name="P9"><text:span text:style-name="T27"><text:s text:c="12"/></text:span><text:span text:style-name="T27">if $i &lt;= $j {</text:span></text:p>
            <text:p text:style-name="P9"><text:span text:style-name="T27"><text:s text:c="16"/></text:span><text:span text:style-name="T27">swap $i, $j;</text:span></text:p>
            <text:p text:style-name="P9"><text:span text:style-name="T27"><text:s text:c="16"/></text:span><text:span text:style-name="T27">$i++;</text:span></text:p>
            <text:p text:style-name="P9"><text:span text:style-name="T27"><text:s text:c="16"/></text:span><text:span text:style-name="T27">$j--;</text:span></text:p>
            <text:p text:style-name="P9"><text:span text:style-name="T27"><text:s text:c="12"/></text:span><text:span text:style-name="T27">}</text:span></text:p>
            <text:p text:style-name="P9"><text:span text:style-name="T27"><text:s text:c="8"/></text:span><text:span text:style-name="T27">}</text:span></text:p>
            <text:p text:style-name="P9"><text:span text:style-name="T27"><text:s text:c="8"/></text:span><text:span text:style-name="T27">qsort($left, $j) if $left &lt; $j;</text:span></text:p>
            <text:p text:style-name="P9"><text:span text:style-name="T27"><text:s text:c="8"/></text:span><text:span text:style-name="T27">qsort($i, $right) if $j &lt; $right;</text:span></text:p>
            <text:p text:style-name="P9"><text:span text:style-name="T27"><text:s text:c="4"/></text:span><text:span text:style-name="T27">}</text:span></text:p>
            <text:p text:style-name="P9"><text:span text:style-name="T27"><text:s text:c="4"/></text:span><text:span text:style-name="T27">qsort(0, @input.end)</text:span></text:p>
            <text:p text:style-name="P9"><text:span text:style-name="T27">}</text:span></text:p>
            <text:p text:style-name="P9"><text:span text:style-name="T27">my @array = pick 20, 1..100;</text:span></text:p>
            <text:p text:style-name="P9"><text:span text:style-name="T27">quicksort @array;</text:span></text:p>
            <text:p text:style-name="P9"><text:span text:style-name="T27">say @array; <text:s/># -&gt; [4 7 10 20 25 27 28 30 41 47 51 57 60 64 68 76 90 93 94 9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Sort Algorithm (Scala-like)</text:p>
          </draw:text-box>
        </draw:frame>
        <draw:frame presentation:style-name="pr30" draw:layer="layout" svg:width="24.599cm" svg:height="15.878cm" svg:x="2cm" svg:y="3.8cm" presentation:class="outline" presentation:user-transformed="true">
          <draw:text-box>
            <text:p/>
            <text:p/>
            <text:list text:style-name="L2">
              <text:list-item>
                <text:p>Functional implementation of Quick Sort</text:p>
              </text:list-item>
            </text:list>
            <text:p text:style-name="P27"><text:span text:style-name="T23">sub quicksort(@input) {</text:span></text:p>
            <text:p text:style-name="P27"><text:span text:style-name="T23"><text:s text:c="4"/></text:span><text:span text:style-name="T23">return @input if @input.elems &lt;= 1;</text:span></text:p>
            <text:p text:style-name="P27"><text:span text:style-name="T23"><text:s text:c="4"/></text:span><text:span text:style-name="T23">my $pivot = @input[@input.elems div 2];</text:span></text:p>
            <text:p text:style-name="P27"><text:span text:style-name="T23"><text:s text:c="4"/></text:span><text:span text:style-name="T23">return flat quicksort(grep {$_ &lt; $pivot}, @input),</text:span></text:p>
            <text:p text:style-name="P27"><text:span text:style-name="T23"><text:s text:c="8"/></text:span><text:span text:style-name="T23">(grep {$_ == $pivot}, @input),</text:span></text:p>
            <text:p text:style-name="P27"><text:span text:style-name="T23"><text:s text:c="8"/></text:span><text:span text:style-name="T23">quicksort(grep {$_ &gt; $pivot}, @input);</text:span></text:p>
            <text:p text:style-name="P27"><text:span text:style-name="T23">}</text:span></text:p>
            <text:list text:continue-numbering="true" text:style-name="L2">
              <text:list-header>
                <text:p text:style-name="P28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Sort Algorithm (Scala-like)</text:p>
          </draw:text-box>
        </draw:frame>
        <draw:frame presentation:style-name="pr30" draw:layer="layout" svg:width="24.599cm" svg:height="15.878cm" svg:x="2cm" svg:y="3.8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  <text:list-item>
                <text:p text:style-name="P28"><text:span text:style-name="T19">The code is three times shorter</text:span></text:p>
              </text:list-item>
              <text:list-item>
                <text:p><text:span text:style-name="T19">Just as for merge sort, the FP code captures very neatly the essence of the algorithm</text:span></text:p>
              </text:list-item>
              <text:list-item>
                <text:p><text:span text:style-name="T19">It copies data instead of in-place sorting, so it is less efficient for some cases (but it is probably easier to run parallel process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Sort Algorithm (Haskell-like)</text:p>
          </draw:text-box>
        </draw:frame>
        <draw:frame presentation:style-name="pr31" draw:layer="layout" svg:width="24.599cm" svg:height="15.45cm" svg:x="2cm" svg:y="4.6cm" presentation:class="outline" presentation:user-transformed="true">
          <draw:text-box>
            <text:list text:style-name="L2">
              <text:list-item>
                <text:p>An example of quick sort in Haskell</text:p>
              </text:list-item>
            </text:list>
            <text:p text:style-name="P9"><text:span text:style-name="T23">quicksort :: (Ord a) =&gt; [a] -&gt; [a] <text:s/></text:span></text:p>
            <text:p text:style-name="P9"><text:span text:style-name="T23">quicksort [] = [] <text:s/></text:span></text:p>
            <text:p text:style-name="P9"><text:span text:style-name="T23">quicksort (x:xs) = <text:s text:c="2"/></text:span></text:p>
            <text:p text:style-name="P9"><text:span text:style-name="T23"><text:s text:c="4"/></text:span><text:span text:style-name="T23">let smaller = quicksort [a | a &lt;- xs, a &lt;= x] <text:s/></text:span></text:p>
            <text:p text:style-name="P9"><text:span text:style-name="T23"><text:s text:c="8"/></text:span><text:span text:style-name="T23">larger <text:s/>= quicksort [a | a &lt;- xs, a &gt; x] <text:s/></text:span></text:p>
            <text:p text:style-name="P9"><text:span text:style-name="T23"><text:s text:c="4"/></text:span><text:span text:style-name="T23">in <text:s/>smaller ++ [x] ++ larger </text:span><text:span text:style-name="T24"><text:s/></text:span></text:p>
            <text:list text:continue-numbering="true" text:style-name="L2">
              <text:list-item>
                <text:p text:style-name="P29">Quick sort in Haskell-like Perl 6</text:p>
              </text:list-item>
            </text:list>
            <text:p text:style-name="P9"><text:span text:style-name="T23">multi quicksort ( [] ) { () }</text:span></text:p>
            <text:p text:style-name="P9"><text:span text:style-name="T23">multi quicksort ( [$x, *@xs] ) {</text:span></text:p>
            <text:p text:style-name="P9"><text:span text:style-name="T23"><text:s text:c="4"/></text:span><text:span text:style-name="T23">flat quicksort(grep * &lt;= <text:s/>$x, @xs),</text:span></text:p>
            <text:p text:style-name="P9"><text:span text:style-name="T23"><text:s text:c="9"/></text:span><text:span text:style-name="T23">$x, </text:span></text:p>
            <text:p text:style-name="P9"><text:span text:style-name="T23"><text:s text:c="9"/></text:span><text:span text:style-name="T23">quicksort(grep * &gt; $x, @xs)</text:span></text:p>
            <text:p text:style-name="P9"><text:span text:style-name="T23">}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2" draw:layer="layout" svg:width="24.599cm" svg:height="14.171cm" svg:x="2cm" svg:y="4.5cm" presentation:class="outline" presentation:user-transformed="true">
          <draw:text-box>
            <text:list text:style-name="L2">
              <text:list-item>
                <text:p>Any questions?</text:p>
              </text:list-item>
              <text:list-item>
                <text:p>Additional readings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8">Higher Order Perl</text:span>: <text:a xlink:href="http://hop.perl.plover.com/book/">http://hop.perl.plover.com/book/</text:a></text:p>
                  </text:list-item>
                  <text:list-item>
                    <text:p text:style-name="P18"><text:span text:style-name="T18">Think Perl 6</text:span> (chapter on functional programming): <text:a xlink:href="http://greenteapress.com/wp/think-perl-6/">http://greenteapress.com/wp/think-perl-6/</text:a></text:p>
                  </text:list-item>
                  <text:list-item>
                    <text:p text:style-name="P30">These slides: <text:a xlink:href="https://github.com/LaurentRosenfeld">https://github.com/LaurentRosenfeld</text:a>/Perl-6-Miscellaneous/Talks/English</text:p>
                    <text:list>
                      <text:list-item>
                        <text:p text:style-name="P18">They can be used under the terms of <text:line-break/>the Creative Commons Attribution <text:line-break/>ShareAlike License (CC-BY-SA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3" draw:layer="layout" svg:width="4cm" svg:height="4.799cm" svg:x="23cm" svg:y="14.601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599cm" svg:height="12.18cm" svg:x="2cm" svg:y="5.5cm" presentation:class="outline">
          <draw:text-box>
            <text:list text:style-name="L2">
              <text:list-item>
                <text:p>Thank you for liste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nus Slides</text:p>
          </draw:text-box>
        </draw:frame>
        <draw:frame presentation:style-name="pr7" draw:layer="layout" svg:width="24.599cm" svg:height="12.18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ll Benchmark of Quick Sort</text:p>
          </draw:text-box>
        </draw:frame>
        <draw:frame presentation:style-name="pr34" draw:layer="layout" svg:width="24.599cm" svg:height="14.285cm" svg:x="2cm" svg:y="4.2cm" presentation:class="outline" presentation:user-transformed="true">
          <draw:text-box>
            <text:list text:style-name="L2">
              <text:list-item>
                <text:p>Comparing non-FP, FP and parallel FP</text:p>
              </text:list-item>
            </text:list>
            <text:p text:style-name="P31"><text:span text:style-name="T26">sub qs-FP-para ($level is copy, @input) {</text:span></text:p>
            <text:p text:style-name="P31"><text:span text:style-name="T26"><text:s text:c="3"/></text:span><text:span text:style-name="T26">return @input if @input.elems &lt;= 1;</text:span></text:p>
            <text:p text:style-name="P31"><text:span text:style-name="T26"><text:s text:c="3"/></text:span><text:span text:style-name="T26">my $pivot = @input[@input.elems div 2];</text:span></text:p>
            <text:p text:style-name="P31"><text:span text:style-name="T26"><text:s text:c="3"/></text:span><text:span text:style-name="T26">if (++$level &lt; 4) {</text:span></text:p>
            <text:p text:style-name="P31"><text:span text:style-name="T26"><text:s text:c="6"/></text:span><text:span text:style-name="T26">my $p1 = start { qs-FP-para $level, grep {$_ &lt; $pivot}, @input};</text:span></text:p>
            <text:p text:style-name="P31"><text:span text:style-name="T26"><text:s text:c="6"/></text:span><text:span text:style-name="T26">my $p2 = start { qs-FP-para $level, grep {$_ &gt; $pivot}, @input};</text:span></text:p>
            <text:p text:style-name="P31"><text:span text:style-name="T26"><text:s text:c="6"/></text:span><text:span text:style-name="T26">my (@one, @two) = await $p1, $p2;</text:span></text:p>
            <text:p text:style-name="P31"><text:span text:style-name="T26"><text:s text:c="6"/></text:span><text:span text:style-name="T26">return flat @one, (grep {$_ == $pivot}, @input), @two;</text:span></text:p>
            <text:p text:style-name="P31"><text:span text:style-name="T26"><text:s text:c="3"/></text:span><text:span text:style-name="T26">} else {</text:span></text:p>
            <text:p text:style-name="P31"><text:span text:style-name="T26"><text:s text:c="6"/></text:span><text:span text:style-name="T26">return flat qs-FP-para($level, grep {$_ &lt; $pivot}, @input), </text:span></text:p>
            <text:p text:style-name="P31"><text:span text:style-name="T26"><text:s text:c="10"/></text:span><text:span text:style-name="T26">(grep {$_ == $pivot}, @input), </text:span></text:p>
            <text:p text:style-name="P31"><text:span text:style-name="T26"><text:s text:c="10"/></text:span><text:span text:style-name="T26">qs-FP-para($level, grep {$_ &gt; $pivot}, @input); <text:s text:c="11"/></text:span></text:p>
            <text:p text:style-name="P31"><text:span text:style-name="T26"><text:s text:c="3"/></text:span><text:span text:style-name="T26">}</text:span></text:p>
            <text:p text:style-name="P31"><text:span text:style-name="T26">}</text:span></text:p>
            <text:list text:continue-numbering="true" text:style-name="L2">
              <text:list-item>
                <text:p text:style-name="P32">Results:</text:p>
              </text:list-item>
            </text:list>
            <text:p text:style-name="P33"><text:span text:style-name="T26">Non functional: 0.1322154</text:span></text:p>
            <text:p text:style-name="P33"><text:span text:style-name="T26">Functional: 0.3297219</text:span></text:p>
            <text:p text:style-name="P33"><text:span text:style-name="T26">Parallel FP: 0.1611075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al Quick Sort in Scala</text:p>
          </draw:text-box>
        </draw:frame>
        <draw:frame presentation:style-name="pr35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The same FP QS algorithm in Scala (example by Martin Odersky, EPFL, the creator of Scala, in the <text:span text:style-name="T18">Scala by Example</text:span> book)</text:p>
              </text:list-item>
            </text:list>
            <text:p text:style-name="P31"><text:span text:style-name="T23">def sort(xs: Array[Int]): Array[Int] = {</text:span></text:p>
            <text:p text:style-name="P31"><text:span text:style-name="T23"><text:s text:c="2"/></text:span><text:span text:style-name="T23">if (xs.length &lt;= 1) xs</text:span></text:p>
            <text:p text:style-name="P31"><text:span text:style-name="T23"><text:s text:c="2"/></text:span><text:span text:style-name="T23">else {</text:span></text:p>
            <text:p text:style-name="P31"><text:span text:style-name="T23"><text:s text:c="4"/></text:span><text:span text:style-name="T23">val pivot = xs(xs.length / 2)</text:span></text:p>
            <text:p text:style-name="P31"><text:span text:style-name="T23"><text:s text:c="4"/></text:span><text:span text:style-name="T23">Array.concat(</text:span></text:p>
            <text:p text:style-name="P31"><text:span text:style-name="T23"><text:s text:c="6"/></text:span><text:span text:style-name="T23">sort(xs filter (pivot &gt;)),</text:span></text:p>
            <text:p text:style-name="P31"><text:span text:style-name="T23"><text:s text:c="11"/></text:span><text:span text:style-name="T23">xs filter (pivot ==),</text:span></text:p>
            <text:p text:style-name="P31"><text:span text:style-name="T23"><text:s text:c="6"/></text:span><text:span text:style-name="T23">sort(xs filter (pivot &lt;)))</text:span></text:p>
            <text:p text:style-name="P31"><text:span text:style-name="T23"><text:s text:c="2"/></text:span><text:span text:style-name="T23">}</text:span></text:p>
            <text:p text:style-name="P31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8900000093563B4384.jp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Rosenfeld</meta:initial-creator>
    <meta:creation-date>2017-07-02T23:29:11.20</meta:creation-date>
    <meta:editing-duration>P6DT20H39M39S</meta:editing-duration>
    <meta:editing-cycles>87</meta:editing-cycles>
    <dc:date>2017-08-12T11:02:59.57</dc:date>
    <meta:generator>OpenOffice/4.1.2$Win32 OpenOffice.org_project/412m3$Build-9782</meta:generator>
    <dc:creator>Laurent Rosenfeld</dc:creator>
    <meta:document-statistic meta:object-count="225"/>
  </office:meta>
</office:document-meta>
</file>